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fe294" officeooo:paragraph-rsid="000fe294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52a8" officeooo:paragraph-rsid="000e52a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180e" officeooo:paragraph-rsid="000fea2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08e17" officeooo:paragraph-rsid="001597e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3d5ed" officeooo:paragraph-rsid="001597ef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e52a8" officeooo:paragraph-rsid="000e52a8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e52a8" officeooo:paragraph-rsid="001459a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e91ad" officeooo:paragraph-rsid="000fe294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15302" officeooo:paragraph-rsid="00115302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84611" officeooo:paragraph-rsid="0018461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84611" officeooo:paragraph-rsid="00184611" style:font-size-asian="10.5pt" style:font-weight-asian="bold" style:font-size-complex="12pt" style:font-weight-complex="bold"/>
    </style:style>
    <style:style style:name="T1" style:family="text">
      <style:text-properties officeooo:rsid="000fea2f"/>
    </style:style>
    <style:style style:name="T2" style:family="text">
      <style:text-properties officeooo:rsid="001459a0"/>
    </style:style>
    <style:style style:name="T3" style:family="text">
      <style:text-properties officeooo:rsid="001718f3"/>
    </style:style>
    <style:style style:name="T4" style:family="text">
      <style:text-properties officeooo:rsid="0019be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ming Tool-I (Shell Programming)</text:p>
      <text:p text:style-name="P4">Assignment <text:span text:style-name="T3">4</text:span></text:p>
      <text:p text:style-name="P4"/>
      <text:p text:style-name="P1">CONDITIONAL CONSTRUCTS <text:span text:style-name="T4">(IF-ELSE)</text:span></text:p>
      <text:p text:style-name="P1"/>
      <text:p text:style-name="P3">Write a Shell script program</text:p>
      <text:p text:style-name="P3"/>
      <text:list xml:id="list4878528473155805285" text:style-name="L1">
        <text:list-item>
          <text:p text:style-name="P6"><text:span text:style-name="T2">To check whether the input number is </text:span>Odd or <text:span text:style-name="T2">E</text:span>ven</text:p>
        </text:list-item>
        <text:list-item>
          <text:p text:style-name="P6"><text:span text:style-name="T2">To find the </text:span>Biggest of 3 numbers</text:p>
        </text:list-item>
        <text:list-item>
          <text:p text:style-name="P7"><text:span text:style-name="T2">To check whether the input year is </text:span>Leap year</text:p>
        </text:list-item>
        <text:list-item>
          <text:p text:style-name="P6">Grade Determination</text:p>
          <text:p text:style-name="P6">If mark &gt; 90 then </text:p>
          <text:p text:style-name="P6">Print "S grade" </text:p>
          <text:p text:style-name="P6">else if mark &gt; 80 then </text:p>
          <text:p text:style-name="P6">Print "A grade" </text:p>
          <text:p text:style-name="P6">else if mark &gt; 70 then </text:p>
          <text:p text:style-name="P6">Print "B grade" </text:p>
          <text:p text:style-name="P6">else if mark &gt; 60 then </text:p>
          <text:p text:style-name="P6">Print "C grade" </text:p>
          <text:p text:style-name="P6">else if mark &gt; 55 then </text:p>
          <text:p text:style-name="P6">Print "D grade" </text:p>
          <text:p text:style-name="P6">else if mark t 50 then </text:p>
          <text:p text:style-name="P6">Print "E grade" </text:p>
          <text:p text:style-name="P6">else </text:p>
          <text:p text:style-name="P6">Print "U grade"</text:p>
        </text:list-item>
        <text:list-item>
          <text:p text:style-name="P6">Employee Pay Calculation</text:p>
          <text:p text:style-name="P6">If basic &gt; 30000 then </text:p>
          <text:p text:style-name="P6">hra is 5% of basic </text:p>
          <text:p text:style-name="P6">da is 5% of basic </text:p>
          <text:p text:style-name="P6">tax is 10% of basic </text:p>
          <text:p text:style-name="P6">else if basic &gt; 20000 then </text:p>
          <text:p text:style-name="P6">hra is 4% of basic </text:p>
          <text:p text:style-name="P6">da is 3% of basic </text:p>
          <text:p text:style-name="P6">tax is 8% of basic </text:p>
          <text:p text:style-name="P6">else </text:p>
          <text:p text:style-name="P6">hra is 3% of basic </text:p>
          <text:p text:style-name="P6">da is 2% of basic </text:p>
          <text:p text:style-name="P6">tax is 5% of basic</text:p>
          <text:p text:style-name="P6">netpay=basic+hra+da-tax</text:p>
        </text:list-item>
      </text:list>
      <text:p text:style-name="P2"/>
      <text:p text:style-name="P11">CASE - CONSTRUCTS</text:p>
      <text:p text:style-name="P3">Write a Shell script program</text:p>
      <text:p text:style-name="P3"/>
      <text:list xml:id="list103549797215051" text:continue-numbering="true" text:style-name="L1">
        <text:list-item>
          <text:p text:style-name="P8"><text:span text:style-name="T1">To check whether the input alphabet is </text:span>Vowel or Consonant</text:p>
        </text:list-item>
        <text:list-item>
          <text:p text:style-name="P8"><text:span text:style-name="T1">To create </text:span>Simple Calculator</text:p>
        </text:list-item>
        <text:list-item>
          <text:p text:style-name="P8"><text:span text:style-name="T1">To find </text:span>Rental Options</text:p>
          <text:p text:style-name="P9">If vehicle = "car" then </text:p>
          <text:p text:style-name="P9">Print "Rental is Rs. 20/km" </text:p>
          <text:p text:style-name="P9">else if vehicle = "van" then </text:p>
          <text:p text:style-name="P9">Print "Rental is Rs. 10/km" </text:p>
          <text:p text:style-name="P9">else if vehicle = "jeep" then </text:p>
          <text:p text:style-name="P9">Print "Rental is Rs. 5/km" </text:p>
          <text:p text:style-name="P9">else if vehicle = "bicycle" then </text:p>
          <text:p text:style-name="P9">Print "Rental is Rs. 0.2/km"</text:p>
          <text:p text:style-name="P10">else</text:p>
          <text:p text:style-name="P10">Print “Vehicle not available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02in" fo:margin-bottom="0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09:27:23.688841676</meta:creation-date>
    <dc:date>2017-08-30T10:35:47.570746443</dc:date>
    <meta:editing-duration>PT5H23M17S</meta:editing-duration>
    <meta:editing-cycles>10</meta:editing-cycles>
    <meta:generator>LibreOffice/4.3.7.2$Linux_x86 LibreOffice_project/430$Build-2</meta:generator>
    <meta:document-statistic meta:table-count="0" meta:image-count="0" meta:object-count="0" meta:page-count="1" meta:paragraph-count="51" meta:word-count="242" meta:character-count="1198" meta:non-whitespace-character-count="984"/>
  </office:meta>
</office:document-meta>
</file>